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Mono CJK JP Bold" svg:font-family="Noto Sans Mono CJK JP Bold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Noto Sans Mono CJK JP Bold" fo:font-weight="bold" style:font-weight-asian="bold" style:font-weight-complex="bold" fo:font-size="40pt" style:font-size-asian="40pt" style:font-size-complex="40pt"/>
    </style:style>
    <style:style style:name="P2" style:parent-style-name="Standard" style:family="paragraph">
      <style:paragraph-properties fo:text-align="center"/>
    </style:style>
    <style:style style:name="T3" style:parent-style-name="Car.predefinitoparagrafo" style:family="text">
      <style:text-properties style:font-name="Noto Sans Mono CJK JP Bold" fo:font-weight="bold" style:font-weight-asian="bold" style:font-weight-complex="bold" fo:font-size="13pt" style:font-size-asian="13pt" style:font-size-complex="13pt"/>
    </style:style>
    <style:style style:name="T4" style:parent-style-name="Car.predefinitoparagrafo" style:family="text">
      <style:text-properties style:font-name="Noto Sans Mono CJK JP Bold" fo:font-weight="bold" style:font-weight-asian="bold" style:font-weight-complex="bold" fo:font-size="13pt" style:font-size-asian="13pt" style:font-size-complex="13pt" fo:background-color="#7FFFD4"/>
    </style:style>
    <style:style style:name="T5" style:parent-style-name="Car.predefinitoparagrafo" style:family="text">
      <style:text-properties style:font-name="Noto Sans Mono CJK JP Bold" fo:font-weight="bold" style:font-weight-asian="bold" style:font-weight-complex="bold" fo:font-size="13pt" style:font-size-asian="13pt" style:font-size-complex="13pt" fo:background-color="#7FFFD4"/>
    </style:style>
    <style:style style:name="T6" style:parent-style-name="Car.predefinitoparagrafo" style:family="text">
      <style:text-properties style:font-name="Noto Sans Mono CJK JP Bold" fo:font-weight="bold" style:font-weight-asian="bold" style:font-weight-complex="bold" fo:font-size="13pt" style:font-size-asian="13pt" style:font-size-complex="13pt" fo:background-color="#7FFFD4"/>
    </style:style>
    <style:style style:name="T7" style:parent-style-name="Car.predefinitoparagrafo" style:family="text">
      <style:text-properties style:font-name="Noto Sans Mono CJK JP Bold" fo:font-weight="bold" style:font-weight-asian="bold" style:font-weight-complex="bold" fo:font-size="13pt" style:font-size-asian="13pt" style:font-size-complex="13pt" fo:background-color="#7FFFD4"/>
    </style:style>
    <style:style style:name="T8" style:parent-style-name="Car.predefinitoparagrafo" style:family="text">
      <style:text-properties style:font-name="Noto Sans Mono CJK JP Bold" fo:font-weight="bold" style:font-weight-asian="bold" style:font-weight-complex="bold" fo:font-size="13pt" style:font-size-asian="13pt" style:font-size-complex="13pt"/>
    </style:style>
    <style:style style:name="P9" style:parent-style-name="Standard" style:family="paragraph">
      <style:paragraph-properties fo:text-align="center"/>
      <style:text-properties style:font-name="Noto Sans Mono CJK JP Bold" fo:font-weight="bold" style:font-weight-asian="bold" style:font-weight-complex="bold" fo:font-size="40pt" style:font-size-asian="40pt" style:font-size-complex="40pt"/>
    </style:style>
    <style:style style:name="TableColumn11" style:family="table-column">
      <style:table-column-properties style:column-width="2.2305in" style:use-optimal-column-width="false"/>
    </style:style>
    <style:style style:name="TableColumn12" style:family="table-column">
      <style:table-column-properties style:column-width="2.2312in" style:use-optimal-column-width="false"/>
    </style:style>
    <style:style style:name="TableColumn13" style:family="table-column">
      <style:table-column-properties style:column-width="2.2312in" style:use-optimal-column-width="false"/>
    </style:style>
    <style:style style:name="Table10" style:family="table">
      <style:table-properties style:width="6.693in" fo:margin-left="0in" table:align="left"/>
    </style:style>
    <style:style style:name="TableRow14" style:family="table-row">
      <style:table-row-properties style:min-row-height="0.2368in"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 fo:background-color="#FFF200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 fo:background-color="#72BF44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 fo:background-color="#F04E4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P24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P25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P2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2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18A303" fo:font-size="14pt" style:font-size-asian="14pt" style:font-size-complex="14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 fo:language="en" fo:country="GB"/>
    </style:style>
    <style:style style:name="P36" style:parent-style-name="TableContents" style:family="paragraph">
      <style:paragraph-properties fo:text-align="center"/>
      <style:text-properties style:font-name="Liberation Sans" fo:font-size="8pt" style:font-size-asian="8pt" style:font-size-complex="8pt" fo:language="en" fo:country="GB"/>
    </style:style>
    <style:style style:name="P37" style:parent-style-name="TableContents" style:family="paragraph">
      <style:paragraph-properties fo:text-align="center"/>
      <style:text-properties style:font-name="Liberation Sans" fo:font-size="8pt" style:font-size-asian="8pt" style:font-size-complex="8pt" fo:language="en" fo:country="GB"/>
    </style:style>
    <style:style style:name="P3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 fo:language="en" fo:country="GB"/>
    </style:style>
    <style:style style:name="P3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 fo:language="en" fo:country="GB"/>
    </style:style>
    <style:style style:name="P4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18A303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P48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P4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5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5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56" style:parent-style-name="Car.predefinitoparagrafo" style:family="text">
      <style:text-properties style:font-name="Liberation Sans" fo:font-weight="bold" style:font-weight-asian="bold" style:font-weight-complex="bold" fo:color="#18A303" fo:font-size="14pt" style:font-size-asian="14pt" style:font-size-complex="14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 fo:language="en" fo:country="GB"/>
    </style:style>
    <style:style style:name="P60" style:parent-style-name="TableContents" style:family="paragraph">
      <style:paragraph-properties fo:text-align="center"/>
      <style:text-properties style:font-name="Liberation Sans" fo:font-size="8pt" style:font-size-asian="8pt" style:font-size-complex="8pt" fo:language="en" fo:country="GB"/>
    </style:style>
    <style:style style:name="P6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 fo:language="en" fo:country="GB"/>
    </style:style>
    <style:style style:name="P6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6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68" style:parent-style-name="Car.predefinitoparagrafo" style:family="text">
      <style:text-properties style:font-name="Liberation Sans" fo:font-weight="bold" style:font-weight-asian="bold" style:font-weight-complex="bold" fo:color="#18A303" fo:font-size="14pt" style:font-size-asian="14pt" style:font-size-complex="14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P72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P7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7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 fo:language="en" fo:country="GB"/>
    </style:style>
    <style:style style:name="P7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7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7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7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 fo:language="en" fo:country="GB"/>
    </style:style>
    <style:style style:name="P7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8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8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8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 fo:language="en" fo:country="GB"/>
    </style:style>
    <style:style style:name="P8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18A303" fo:font-size="14pt" style:font-size-asian="14pt" style:font-size-complex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 fo:language="en" fo:country="GB"/>
    </style:style>
    <style:style style:name="P91" style:parent-style-name="TableContents" style:family="paragraph">
      <style:paragraph-properties fo:text-align="center"/>
      <style:text-properties style:font-name="Liberation Sans" fo:font-size="8pt" style:font-size-asian="8pt" style:font-size-complex="8pt" fo:language="en" fo:country="GB"/>
    </style:style>
    <style:style style:name="P9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 fo:language="en" fo:country="GB"/>
    </style:style>
    <style:style style:name="P9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9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9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9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9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9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9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0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0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0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0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0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0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0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0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0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18A303" fo:font-size="14pt" style:font-size-asian="14pt" style:font-size-complex="14pt"/>
    </style:style>
    <style:style style:name="TableRow113" style:family="table-row">
      <style:table-row-properties style:min-row-height="1.1354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P11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1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11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11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2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3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3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18A303" fo:font-size="14pt" style:font-size-asian="14pt" style:font-size-complex="14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 fo:language="en" fo:country="GB"/>
    </style:style>
    <style:style style:name="P139" style:parent-style-name="TableContents" style:family="paragraph">
      <style:paragraph-properties fo:text-align="center"/>
      <style:text-properties style:font-name="Liberation Sans" fo:font-size="8pt" style:font-size-asian="8pt" style:font-size-complex="8pt" fo:language="en" fo:country="GB"/>
    </style:style>
    <style:style style:name="P14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 fo:language="en" fo:country="GB"/>
    </style:style>
    <style:style style:name="P14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14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4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4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14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14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4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4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 fo:language="en" fo:country="GB"/>
    </style:style>
    <style:style style:name="P14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 fo:language="en" fo:country="GB"/>
    </style:style>
    <style:style style:name="P15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5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5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 fo:language="en" fo:country="GB"/>
    </style:style>
    <style:style style:name="P15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 fo:language="en" fo:country="GB"/>
    </style:style>
    <style:style style:name="P15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5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5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 fo:language="en" fo:country="GB"/>
    </style:style>
    <style:style style:name="P15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 fo:language="en" fo:country="GB"/>
    </style:style>
    <style:style style:name="P15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5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6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 fo:language="en" fo:country="GB"/>
    </style:style>
    <style:style style:name="P16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 fo:language="en" fo:country="GB"/>
    </style:style>
    <style:style style:name="P16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6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 fo:language="en" fo:country="GB"/>
    </style:style>
    <style:style style:name="P16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16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16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6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6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16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17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7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P17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/>
    </style:style>
    <style:style style:name="P17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17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P177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P178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P179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P180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18A303" fo:font-size="14pt" style:font-size-asian="14pt" style:font-size-complex="14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 fo:language="en" fo:country="GB"/>
    </style:style>
    <style:style style:name="P186" style:parent-style-name="TableContents" style:family="paragraph">
      <style:paragraph-properties fo:text-align="center"/>
      <style:text-properties style:font-name="Liberation Sans" fo:font-size="8pt" style:font-size-asian="8pt" style:font-size-complex="8pt" fo:language="en" fo:country="GB"/>
    </style:style>
    <style:style style:name="P18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66B3" fo:font-size="8pt" style:font-size-asian="8pt" style:font-size-complex="8pt" fo:language="en" fo:country="GB"/>
    </style:style>
    <style:style style:name="P18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95231F" fo:font-size="8pt" style:font-size-asian="8pt" style:font-size-complex="8pt"/>
    </style:style>
    <style:style style:name="P18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FF1493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18A303" fo:font-size="14pt" style:font-size-asian="14pt" style:font-size-complex="14pt"/>
    </style:style>
    <style:style style:name="P194" style:parent-style-name="Standard" style:family="paragraph">
      <style:paragraph-properties fo:text-align="center"/>
      <style:text-properties style:font-name="Noto Sans Mono CJK JP Bold" fo:font-weight="bold" style:font-weight-asian="bold" style:font-weight-complex="bold" fo:font-size="40pt" style:font-size-asian="40pt" style:font-size-complex="40pt"/>
    </style:style>
  </office:automatic-styles>
  <office:body>
    <office:text text:use-soft-page-breaks="true">
      <text:p text:style-name="P1">CLASSI DA FARE</text:p>
      <text:p text:style-name="P2"><text:span text:style-name="T3">(ULTIMO AGGIORNAMENTO:<text:s/></text:span><text:span text:style-name="T4">01</text:span><text:span text:style-name="T5">-0</text:span><text:span text:style-name="T6">2</text:span><text:span text:style-name="T7">-2019</text:span><text:span text:style-name="T8">)</text:span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OME CLASSE</text:p>
          </table:table-cell>
          <table:table-cell table:style-name="TableCell17">
            <text:p text:style-name="P18">DESCRIZIONE BREVE CLASSE</text:p>
          </table:table-cell>
          <table:table-cell table:style-name="TableCell19">
            <text:p text:style-name="P20">CLASSE FINITA ?</text:p>
          </table:table-cell>
        </table:table-row>
        <table:table-row table:style-name="TableRow21">
          <table:table-cell table:style-name="TableCell22">
            <text:p text:style-name="P23">Dataset_Creator</text:p>
            <text:p text:style-name="P24">[PARTE JSON_Saver]</text:p>
            <text:p text:style-name="P25"/>
            <text:p text:style-name="P26">INPUT: NIENTE</text:p>
            <text:p text:style-name="P27">OUTPUT: INSIEME DI FILE JSON</text:p>
            <text:p text:style-name="P28">(METODO SAVE)</text:p>
          </table:table-cell>
          <table:table-cell table:style-name="TableCell29">
            <text:p text:style-name="P30">Permette di salvare tutte le candele<text:s/>,contenute in una risposta ad una query ohlc, in un numero di file json diversificati in base al tipo di candela.</text:p>
          </table:table-cell>
          <table:table-cell table:style-name="TableCell31">
            <text:p text:style-name="P32">SI</text:p>
          </table:table-cell>
        </table:table-row>
        <table:table-row table:style-name="TableRow33">
          <table:table-cell table:style-name="TableCell34">
            <text:p text:style-name="P35">Dataset_Creator</text:p>
            <text:p text:style-name="P36">[PARTE Dataset_Maker]</text:p>
            <text:p text:style-name="P37"/>
            <text:p text:style-name="P38">INPUT: PATH DEL JSON</text:p>
            <text:p text:style-name="P39">OUTPUT: 1<text:s/>FILE .PKL</text:p>
            <text:p text:style-name="P40">(METODO EXTRACT)</text:p>
          </table:table-cell>
          <table:table-cell table:style-name="TableCell41">
            <text:p text:style-name="P42">Permette di creare il Dataset</text:p>
          </table:table-cell>
          <table:table-cell table:style-name="TableCell43">
            <text:p text:style-name="P44">SI</text:p>
          </table:table-cell>
        </table:table-row>
        <table:table-row table:style-name="TableRow45">
          <table:table-cell table:style-name="TableCell46">
            <text:p text:style-name="P47">Cleaner</text:p>
            <text:p text:style-name="P48"/>
            <text:p text:style-name="P49">INPUT: 1 LISTA DI LISTE, FEATURE_OGGETTO</text:p>
            <text:p text:style-name="P50">OUTPUT: 1 LISTA DI LISTE</text:p>
            <text:p text:style-name="P51">(TUTTI I METODI)</text:p>
          </table:table-cell>
          <table:table-cell table:style-name="TableCell52">
            <text:p text:style-name="P53">Permette di fare Feature Scaling e Mean Normalization sui Dati</text:p>
          </table:table-cell>
          <table:table-cell table:style-name="TableCell54">
            <text:p text:style-name="P55"><text:span text:style-name="T56">SI</text:span></text:p>
          </table:table-cell>
        </table:table-row>
        <table:table-row table:style-name="TableRow57">
          <table:table-cell table:style-name="TableCell58">
            <text:p text:style-name="P59">Dataset_Splitter</text:p>
            <text:p text:style-name="P60"/>
            <text:p text:style-name="P61">INPUT: PATH<text:s/>DEL FILE PKL <text:s text:c="4"/></text:p>
            <text:p text:style-name="P62">OUTPUT: 2 FILE PKL</text:p>
            <text:p text:style-name="P63">(METODO SPLIT)</text:p>
          </table:table-cell>
          <table:table-cell table:style-name="TableCell64">
            <text:p text:style-name="P65">Permette di suddividere il Dataset in Training e Test-Set.</text:p>
          </table:table-cell>
          <table:table-cell table:style-name="TableCell66">
            <text:p text:style-name="P67"><text:span text:style-name="T68">SI</text:span></text:p>
          </table:table-cell>
        </table:table-row>
        <table:table-row table:style-name="TableRow69">
          <table:table-cell table:style-name="TableCell70">
            <text:p text:style-name="P71">Curve</text:p>
            <text:p text:style-name="P72"/>
            <text:p text:style-name="P73">INPUT: LISTA DELLE X, LISTA DELLE Y,N_MODELLO</text:p>
            <text:p text:style-name="P74">OUTPUT: GRAFICO</text:p>
            <text:p text:style-name="P75">(PLOT_2D_H)</text:p>
            <text:p text:style-name="P76"/>
            <text:p text:style-name="P77">INPUT: LISTA DELLE X, <text:s/>LISTA DELLE Z,N_MODELLO</text:p>
            <text:p text:style-name="P78">OUTPUT: GRAFICO</text:p>
            <text:p text:style-name="P79">(PLOT_3D_H)</text:p>
            <text:p text:style-name="P80"/>
            <text:p text:style-name="P81">INPUT: LISTA DEI GRADI, LISTA DEI J-TRAIN, LISTA DEI J-CV, LISTA DEGLI IDX</text:p>
            <text:p text:style-name="P82">OUTPUT: GRAFICO</text:p>
            <text:p text:style-name="P83">(PLOT_DEGREE_GRAPHIC)</text:p>
          </table:table-cell>
          <table:table-cell table:style-name="TableCell84">
            <text:p text:style-name="P85">Serve per disegnare una serie di grafici utili per il debug del Learning</text:p>
          </table:table-cell>
          <table:table-cell table:style-name="TableCell86">
            <text:p text:style-name="P87">SI</text:p>
          </table:table-cell>
        </table:table-row>
        <table:table-row table:style-name="TableRow88">
          <table:table-cell table:style-name="TableCell89">
            <text:p text:style-name="P90">Dataset_Projector</text:p>
            <text:p text:style-name="P91"/>
            <text:p text:style-name="P92">INPUT: LISTA<text:s/>TRAINING, LISTA_FEATURES_DA_MANTENERE</text:p>
            <text:p text:style-name="P93">OUTPUT: NUOVA LISTA TRAINING RISTRETTA</text:p>
            <text:p text:style-name="P94">(METODO TO_PROJECT)</text:p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</table:table-cell>
          <table:table-cell table:style-name="TableCell109">
            <text:p text:style-name="P110">Serve per fare proiezioni su un Training-Set, quest’azione è necessaria per poter applicare le equazioni normali.</text:p>
          </table:table-cell>
          <table:table-cell table:style-name="TableCell111">
            <text:p text:style-name="P112">SI</text:p>
          </table:table-cell>
        </table:table-row>
        <table:table-row table:style-name="TableRow113">
          <table:table-cell table:style-name="TableCell114">
            <text:p text:style-name="P115">Model_Printer</text:p>
            <text:p text:style-name="P116"/>
            <text:p text:style-name="P117">INPUT:<text:s/>MODELLI</text:p>
            <text:p text:style-name="P118">OUTPUT: STAMPE A SCHERMO</text:p>
            <text:p text:style-name="P119">(METODO PRINT_INPUT_MODELS)</text:p>
            <text:p text:style-name="P120"/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</table:table-cell>
          <table:table-cell table:style-name="TableCell132">
            <text:p text:style-name="P133">Questa classe riesce a creare una serie di Modelli in maniera interattiva.</text:p>
          </table:table-cell>
          <table:table-cell table:style-name="TableCell134">
            <text:p text:style-name="P135">SI</text:p>
          </table:table-cell>
        </table:table-row>
        <table:table-row table:style-name="TableRow136">
          <table:table-cell table:style-name="TableCell137">
            <text:p text:style-name="P138">Trainer</text:p>
            <text:p text:style-name="P139"/>
            <text:p text:style-name="P140">INPUT: TRAINING_SET, LISTA DI MODELLI</text:p>
            <text:p text:style-name="P141">OUTPUT: NIENTE</text:p>
            <text:p text:style-name="P142">(METODO TRAIN_MODELS)</text:p>
            <text:p text:style-name="P143"/>
            <text:p text:style-name="P144">INPUT: NIENTE</text:p>
            <text:p text:style-name="P145">OUTPUT: MIGLIOR ESTIMATORE, J-TRAIN MIGLIOR ESTIMATORE, J-CV MIGLIOR ESTIMATORE, FEATURES MIGLIOR ESTIMATORE.</text:p>
            <text:p text:style-name="P146">(METODO TAKE_THE_BEST_MODEL_FROM_LAST_TRAINING)</text:p>
            <text:p text:style-name="P147"/>
            <text:p text:style-name="P148">INPUT: NIENTE</text:p>
            <text:p text:style-name="P149">OUTPUT: NIENTE</text:p>
            <text:p text:style-name="P150">(METODO SAVE_BEST_ESTIMATOR)</text:p>
            <text:p text:style-name="P151"/>
            <text:p text:style-name="P152">INPUT: NIENTE</text:p>
            <text:p text:style-name="P153">OUTPUT: GRAFICI</text:p>
            <text:p text:style-name="P154">(METODO PLOT_GRAPHICS)</text:p>
            <text:p text:style-name="P155"/>
            <text:p text:style-name="P156">INPUT: NIENTE</text:p>
            <text:p text:style-name="P157">OUTPUT: STAMPE A SCHERMO</text:p>
            <text:p text:style-name="P158">(METODO PRINT_MODELS_ERRORS)</text:p>
            <text:p text:style-name="P159"/>
            <text:p text:style-name="P160">INPUT: MODELLO_1,MODELLO_2</text:p>
            <text:p text:style-name="P161">OUTPUT: INTERO</text:p>
            <text:p text:style-name="P162">(METODO ARE_EQUALS)</text:p>
            <text:p text:style-name="P163"/>
            <text:p text:style-name="P164">INPUT: MODELLO</text:p>
            <text:p text:style-name="P165">OUTPUT: INTERO</text:p>
            <text:p text:style-name="P166">(METODO TAKE_DEGREE)</text:p>
            <text:p text:style-name="P167"/>
            <text:p text:style-name="P168">INPUT: OSSERVAZIONI,ETICHETTE,K,INDEX</text:p>
            <text:p text:style-name="P169">OUTPUT: NIENTE</text:p>
            <text:p text:style-name="P170">(METODO CROSS_VALIDATION)</text:p>
            <text:p text:style-name="P171"/>
            <text:p text:style-name="P172">INPUT: INSIEME DI FOLD,FOLD DA SALTARE</text:p>
            <text:p text:style-name="P173">OUTPUT: NUOVO SET UNIFICATO</text:p>
            <text:p text:style-name="P174">(METODO MERGE)</text:p>
          </table:table-cell>
          <table:table-cell table:style-name="TableCell175">
            <text:p text:style-name="P176">Questa classe allena una serie di Modelli consecutivamente.</text:p>
            <text:p text:style-name="P177"/>
            <text:p text:style-name="P178">Inoltre, si possono visualizzare varie statistiche inerenti all’ultimo<text:s/>Allenamento.</text:p>
            <text:p text:style-name="P179"/>
            <text:p text:style-name="P180">Infine, si può estrarre il miglior modello in un allenamento di una serie di Modelli e volendo lo si può salvare su file.</text:p>
          </table:table-cell>
          <table:table-cell table:style-name="TableCell181">
            <text:p text:style-name="P182">SI</text:p>
          </table:table-cell>
        </table:table-row>
        <table:table-row table:style-name="TableRow183">
          <table:table-cell table:style-name="TableCell184">
            <text:p text:style-name="P185">Recorder_Degree</text:p>
            <text:p text:style-name="P186"/>
            <text:p text:style-name="P187">INPUT: GRADO, J-TRAIN, J-CV,IDX</text:p>
            <text:p text:style-name="P188">OUTPUT: NIENTE</text:p>
            <text:p text:style-name="P189">(METODO RECORD)</text:p>
          </table:table-cell>
          <table:table-cell table:style-name="TableCell190">
            <text:p text:style-name="P191">Serve per registrare come varia il<text:s/>grado di un modello e l’errore nel caso di allenamenti multipli con grado che aumenta ad ogni allenamento.</text:p>
          </table:table-cell>
          <table:table-cell table:style-name="TableCell192">
            <text:p text:style-name="P193">SI</text:p>
          </table:table-cell>
        </table:table-row>
      </table:table>
      <text:p text:style-name="P1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Mono CJK JP Bold" svg:font-family="Noto Sans Mono CJK JP Bold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e Marino</dc:creator>
    <meta:creation-date>2019-01-01T20:42:00Z</meta:creation-date>
    <dc:date>2019-02-01T15:53:00Z</dc:date>
    <meta:template xlink:href="Normal.dotm" xlink:type="simple"/>
    <meta:editing-cycles>22</meta:editing-cycles>
    <meta:editing-duration>PT2520S</meta:editing-duration>
    <meta:document-statistic meta:page-count="2" meta:paragraph-count="5" meta:word-count="415" meta:character-count="2782" meta:row-count="19" meta:non-whitespace-character-count="2372"/>
  </office:meta>
</office:document-meta>
</file>